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489" officeooo:paragraph-rsid="001d04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nzhongyu@ubuntu:~/Desktop/lab2$ gdb bomb</text:p>
      <text:p text:style-name="P1">GNU gdb (Ubuntu 7.7.1-0ubuntu5~14.04.2) 7.7.1</text:p>
      <text:p text:style-name="P1">Copyright (C) 2014 Free Software Foundation, Inc.</text:p>
      <text:p text:style-name="P1">License GPLv3+: GNU GPL version 3 or later &lt;http://gnu.org/licenses/gpl.html&gt;</text:p>
      <text:p text:style-name="P1">This is free software: you are free to change and redistribute it.</text:p>
      <text:p text:style-name="P1">There is NO WARRANTY, to the extent permitted by law. <text:s/>Type "show copying"</text:p>
      <text:p text:style-name="P1">and "show warranty" for details.</text:p>
      <text:p text:style-name="P1">This GDB was configured as "i686-linux-gnu".</text:p>
      <text:p text:style-name="P1">Type "show configuration" for configuration details.</text:p>
      <text:p text:style-name="P1">---Type &lt;return&gt; to continue, or q &lt;return&gt; to quit---</text:p>
      <text:p text:style-name="P1">For bug reporting instructions, please see:</text:p>
      <text:p text:style-name="P1">&lt;http://www.gnu.org/software/gdb/bugs/&gt;.</text:p>
      <text:p text:style-name="P1">Find the GDB manual and other documentation resources online at:</text:p>
      <text:p text:style-name="P1">&lt;http://www.gnu.org/software/gdb/documentation/&gt;.</text:p>
      <text:p text:style-name="P1">For help, type "help".</text:p>
      <text:p text:style-name="P1">Type "apropos word" to search for commands related to "word"...</text:p>
      <text:p text:style-name="P1">Reading symbols from bomb...done.</text:p>
      <text:p text:style-name="P1">(gdb) b phase_1</text:p>
      <text:p text:style-name="P1">Breakpoint 1 at 0x8048b26</text:p>
      <text:p text:style-name="P1">(gdb) print (char *) $eax</text:p>
      <text:p text:style-name="P1">No registers.</text:p>
      <text:p text:style-name="P1">(gdb) print (char *) $0x80497c0</text:p>
      <text:p text:style-name="P1">Invalid cast.</text:p>
      <text:p text:style-name="P1">(gdb) print (char *) 0x80497c0</text:p>
      <text:p text:style-name="P1">$1 = 0x80497c0 "Public speaking is very easy."</text:p>
      <text:p text:style-name="P1">(gdb) r</text:p>
      <text:p text:style-name="P1">Starting program: /home/chenzhongyu/Desktop/lab2/bomb </text:p>
      <text:p text:style-name="P1">Welcome to my fiendish little bomb. You have 6 phases with</text:p>
      <text:p text:style-name="P1">which to blow yourself up. Have a nice day!</text:p>
      <text:p text:style-name="P1">Public speaking is very easy.</text:p>
      <text:p text:style-name="P1"></text:p>
      <text:p text:style-name="P1">Breakpoint 1, 0x08048b26 in phase_1 ()</text:p>
      <text:p text:style-name="P1">(gdb) delete</text:p>
      <text:p text:style-name="P1">Delete all breakpoints? (y or n) y</text:p>
      <text:p text:style-name="P1">(gdb) r</text:p>
      <text:p text:style-name="P1">The program being debugged has been started already.</text:p>
      <text:p text:style-name="P1">Start it from the beginning? (y or n) n</text:p>
      <text:p text:style-name="P1">Program not restarted.</text:p>
      <text:p text:style-name="P1">(gdb) continue</text:p>
      <text:p text:style-name="P1">Continuing.</text:p>
      <text:p text:style-name="P1">Phase 1 defused. How about the next one?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9:20:41.179608296</meta:creation-date>
    <dc:date>2017-10-21T19:21:03.348165348</dc:date>
    <meta:editing-duration>P0D</meta:editing-duration>
    <meta:editing-cycles>1</meta:editing-cycles>
    <meta:document-statistic meta:table-count="0" meta:image-count="0" meta:object-count="0" meta:page-count="1" meta:paragraph-count="41" meta:word-count="224" meta:character-count="1549" meta:non-whitespace-character-count="1323"/>
    <meta:generator>LibreOffice/4.2.8.2$Linux_x86 LibreOffice_project/420m0$Build-2</meta:generator>
  </office:meta>
</office:document-meta>
</file>